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1cm" fo:min-width="4.576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3.334cm"/>
    </style:style>
    <style:style style:name="gr3" style:family="graphic" style:parent-style-name="standard">
      <style:graphic-properties draw:textarea-horizontal-align="justify" draw:textarea-vertical-align="middle" draw:auto-grow-height="false" fo:min-height="1.232cm" fo:min-width="1.052cm"/>
    </style:style>
    <style:style style:name="gr4" style:family="graphic" style:parent-style-name="standard">
      <style:graphic-properties draw:textarea-horizontal-align="justify" draw:textarea-vertical-align="middle" draw:auto-grow-height="false" fo:min-height="1.85cm" fo:min-width="5.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5.182cm"/>
    </style:style>
    <style:style style:name="gr7" style:family="graphic" style:parent-style-name="standard">
      <style:graphic-properties draw:textarea-horizontal-align="justify" draw:textarea-vertical-align="middle" draw:auto-grow-height="false" fo:min-height="1.2cm" fo:min-width="1.45cm"/>
    </style:style>
    <style:style style:name="gr8" style:family="graphic" style:parent-style-name="standard">
      <style:graphic-properties draw:textarea-horizontal-align="justify" draw:textarea-vertical-align="middle" draw:auto-grow-height="false" fo:min-height="2.151cm" fo:min-width="4.014cm"/>
    </style:style>
    <style:style style:name="gr9" style:family="graphic" style:parent-style-name="standard">
      <style:graphic-properties draw:textarea-horizontal-align="justify" draw:textarea-vertical-align="middle" draw:auto-grow-height="false" fo:min-height="0.9cm" fo:min-width="2.25cm"/>
    </style:style>
    <style:style style:name="gr10" style:family="graphic" style:parent-style-name="standard">
      <style:graphic-properties draw:textarea-horizontal-align="justify" draw:textarea-vertical-align="middle" draw:auto-grow-height="false" fo:min-height="1.55cm" fo:min-width="2.846cm"/>
    </style:style>
    <style:style style:name="gr11" style:family="graphic" style:parent-style-name="standard">
      <style:graphic-properties draw:stroke="none" svg:stroke-color="#000000" draw:fill="none" draw:fill-color="#ffffff" fo:min-height="0.35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8.5cm" svg:height="1.3cm" svg:x="8cm" svg:y="1.3cm">
          <text:p text:style-name="P1">Début communication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xml:id="id6" draw:id="id6" draw:layer="layout" svg:width="6.3cm" svg:height="1.4cm" svg:x="9.1cm" svg:y="3.7cm">
          <text:p text:style-name="P1">Lecture requê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2.2cm" svg:height="2.1cm" svg:x="11.15cm" svg:y="2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xml:id="id1" draw:id="id1" draw:layer="layout" svg:width="2.2cm" svg:height="2.1cm" svg:x="3.2cm" svg:y="16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1" xml:id="id2" draw:id="id2" draw:layer="layout" svg:width="6.2cm" svg:height="2.1cm" svg:x="1.2cm" svg:y="19.7cm">
          <text:p text:style-name="P1">Déconnexion = vrai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4.3cm" svg:y1="18.3cm" svg:x2="4.3cm" svg:y2="19.7cm" draw:start-shape="id1" draw:start-glue-point="8" draw:end-shape="id2" draw:end-glue-point="4" svg:d="M4300 18300v1400" svg:viewBox="0 0 1 1401">
          <text:p/>
        </draw:connector>
        <draw:connector draw:style-name="gr5" draw:text-style-name="P2" draw:layer="layout" svg:x1="4.3cm" svg:y1="21.8cm" svg:x2="11.15cm" svg:y2="23.05cm" draw:start-shape="id2" draw:start-glue-point="6" draw:end-shape="id3" draw:end-glue-point="6" svg:d="M4300 21800v1250h6850" svg:viewBox="0 0 6851 1251">
          <text:p/>
        </draw:connector>
        <draw:custom-shape draw:style-name="gr6" draw:text-style-name="P1" xml:id="id4" draw:id="id4" draw:layer="layout" svg:width="6.3cm" svg:height="1.7cm" svg:x="9.1cm" svg:y="25.2cm">
          <text:p text:style-name="P1">Fin communic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2" draw:layer="layout" svg:x1="12.25cm" svg:y1="24.1cm" svg:x2="12.25cm" svg:y2="25.2cm" draw:start-shape="id3" draw:start-glue-point="8" draw:end-shape="id4" draw:end-glue-point="4" svg:d="M12250 24100v1100" svg:viewBox="0 0 1 1101">
          <text:p/>
        </draw:connector>
        <draw:custom-shape draw:style-name="gr7" draw:text-style-name="P1" xml:id="id7" draw:id="id7" draw:layer="layout" svg:width="3.9cm" svg:height="2.9cm" svg:x="10.3cm" svg:y="6.3cm">
          <text:p text:style-name="P1">Erreur</text:p>
          <text:p text:style-name="P1">Lectur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2" draw:layer="layout" svg:x1="12.25cm" svg:y1="2.6cm" svg:x2="12.25cm" svg:y2="3.7cm" draw:start-shape="id5" draw:start-glue-point="6" draw:end-shape="id6" draw:end-glue-point="5" svg:d="M12250 2600v1100" svg:viewBox="0 0 1 1101">
          <text:p/>
        </draw:connector>
        <draw:connector draw:style-name="gr5" draw:text-style-name="P2" draw:layer="layout" svg:x1="12.25cm" svg:y1="5.1cm" svg:x2="12.25cm" svg:y2="6.3cm" draw:start-shape="id6" draw:start-glue-point="8" draw:end-shape="id7" draw:end-glue-point="4" svg:d="M12250 5100v1200" svg:viewBox="0 0 1 1201">
          <text:p/>
        </draw:connector>
        <draw:connector draw:style-name="gr5" draw:text-style-name="P2" draw:layer="layout" svg:x1="10.3cm" svg:y1="7.75cm" svg:x2="4.3cm" svg:y2="16.2cm" draw:start-shape="id7" draw:start-glue-point="5" draw:end-shape="id1" draw:end-glue-point="4" svg:d="M10300 7750h-6000v8450" svg:viewBox="0 0 6001 8451">
          <text:p/>
        </draw:connector>
        <draw:custom-shape draw:style-name="gr8" draw:text-style-name="P1" xml:id="id8" draw:id="id8" draw:layer="layout" svg:width="5.9cm" svg:height="2.4cm" svg:x="9.3cm" svg:y="10.8cm">
          <text:p text:style-name="P1">Traitement de</text:p>
          <text:p text:style-name="P1">la requê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2" draw:layer="layout" svg:x1="12.25cm" svg:y1="9.2cm" svg:x2="12.25cm" svg:y2="10.8cm" draw:start-shape="id7" draw:start-glue-point="6" draw:end-shape="id8" draw:end-glue-point="0" svg:d="M12250 9200v1600" svg:viewBox="0 0 1 1601">
          <text:p/>
        </draw:connector>
        <draw:custom-shape draw:style-name="gr9" draw:text-style-name="P1" xml:id="id9" draw:id="id9" draw:layer="layout" svg:width="5.5cm" svg:height="2.3cm" svg:x="9.5cm" svg:y="14.7cm">
          <text:p text:style-name="P1">Déconnex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2" draw:layer="layout" svg:x1="12.25cm" svg:y1="13.2cm" svg:x2="12.25cm" svg:y2="14.7cm" draw:start-shape="id8" draw:start-glue-point="2" draw:end-shape="id9" draw:end-glue-point="4" svg:d="M12250 13200v1500" svg:viewBox="0 0 1 1501">
          <text:p/>
        </draw:connector>
        <draw:connector draw:style-name="gr5" draw:text-style-name="P2" draw:layer="layout" svg:x1="9.5cm" svg:y1="15.85cm" svg:x2="5.4cm" svg:y2="17.25cm" draw:start-shape="id9" draw:start-glue-point="5" draw:end-shape="id1" draw:end-glue-point="10" svg:d="M9500 15850h-2049v1400h-2051" svg:viewBox="0 0 4101 1401">
          <text:p/>
        </draw:connector>
        <draw:custom-shape draw:style-name="gr10" draw:text-style-name="P1" xml:id="id10" draw:id="id10" draw:layer="layout" svg:width="5.5cm" svg:height="1.8cm" svg:x="9.5cm" svg:y="18.7cm">
          <text:p text:style-name="P1">Envoi de</text:p>
          <text:p text:style-name="P1">la répons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2" draw:layer="layout" svg:x1="12.25cm" svg:y1="17cm" svg:x2="12.25cm" svg:y2="18.7cm" draw:start-shape="id9" draw:start-glue-point="6" draw:end-shape="id10" draw:end-glue-point="5" svg:d="M12250 17000v1700" svg:viewBox="0 0 1 1701">
          <text:p/>
        </draw:connector>
        <draw:connector draw:style-name="gr5" draw:text-style-name="P2" draw:layer="layout" svg:x1="12.25cm" svg:y1="20.5cm" svg:x2="12.25cm" svg:y2="22cm" draw:start-shape="id10" draw:start-glue-point="8" draw:end-shape="id3" draw:end-glue-point="4" svg:d="M12250 20500v1500" svg:viewBox="0 0 1 1501">
          <text:p/>
        </draw:connector>
        <draw:frame draw:style-name="gr11" draw:text-style-name="P3" draw:layer="layout" svg:width="1.9cm" svg:height="0.962cm" svg:x="8.2cm" svg:y="6.738cm">
          <draw:text-box>
            <text:p>oui</text:p>
          </draw:text-box>
        </draw:frame>
        <draw:frame draw:style-name="gr12" draw:text-style-name="P3" draw:layer="layout" svg:width="2.3cm" svg:height="1.1cm" svg:x="12.5cm" svg:y="9.3cm">
          <draw:text-box>
            <text:p>non</text:p>
          </draw:text-box>
        </draw:frame>
        <draw:frame draw:style-name="gr12" draw:text-style-name="P3" draw:layer="layout" svg:width="2.9cm" svg:height="1.1cm" svg:x="7.8cm" svg:y="14.9cm">
          <draw:text-box>
            <text:p>oui</text:p>
          </draw:text-box>
        </draw:frame>
        <draw:frame draw:style-name="gr13" draw:text-style-name="P3" draw:layer="layout" svg:width="3.2cm" svg:height="1.3cm" svg:x="12.5cm" svg:y="17.3cm">
          <draw:text-box>
            <text:p>n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6T14:53:46.358820537</meta:creation-date>
    <dc:date>2016-02-06T15:10:02.000837373</dc:date>
    <meta:editing-duration>PT43S</meta:editing-duration>
    <meta:editing-cycles>1</meta:editing-cycles>
    <meta:document-statistic meta:object-count="25"/>
    <meta:generator>LibreOffice/5.0.4.2$Linux_X86_64 LibreOffice_project/00m0$Build-2</meta:generator>
  </office:meta>
</office:document-meta>
</file>